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1c0f68" officeooo:paragraph-rsid="001c0f68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f7f4" officeooo:paragraph-rsid="001cf7f4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c45f" officeooo:paragraph-rsid="00216b4e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eca56" officeooo:paragraph-rsid="001eca56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05a88" officeooo:paragraph-rsid="001cf7f4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16b4e" officeooo:paragraph-rsid="00216b4e" style:font-size-asian="12.25pt" style:font-size-complex="14pt"/>
    </style:style>
    <style:style style:name="T1" style:family="text">
      <style:text-properties officeooo:rsid="001c0f68"/>
    </style:style>
    <style:style style:name="T2" style:family="text">
      <style:text-properties style:font-name="Liberation Sans" fo:font-size="18pt" fo:font-weight="bold" style:font-name-asian="Noto Sans CJK SC" style:font-size-asian="18pt" style:font-weight-asian="bold" style:font-name-complex="FreeSans1" style:font-size-complex="18pt" style:font-weight-complex="bold"/>
    </style:style>
    <style:style style:name="T3" style:family="text">
      <style:text-properties officeooo:rsid="001cf7f4"/>
    </style:style>
    <style:style style:name="T4" style:family="text">
      <style:text-properties officeooo:rsid="001f2054"/>
    </style:style>
    <style:style style:name="T5" style:family="text">
      <style:text-properties fo:font-weight="bold" officeooo:rsid="00216b4e" style:font-weight-asian="bold" style:font-weight-complex="bold"/>
    </style:style>
    <style:style style:name="T6" style:family="text">
      <style:text-properties officeooo:rsid="00216b4e"/>
    </style:style>
    <style:style style:name="T7" style:family="text">
      <style:text-properties fo:font-size="18pt" fo:font-weight="bold" style:font-name-asian="Noto Sans CJK SC" style:font-size-asian="18pt" style:font-weight-asian="bold" style:font-name-complex="FreeSans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onando reposit<text:span text:style-name="T7">ó</text:span>rio<text:span text:style-name="T1">s</text:span></text:h>
      <text:p text:style-name="P2">Repositório é a área/<text:span text:style-name="T3">local</text:span> onde o código esta versionado, <text:span text:style-name="T6">tanto localmente quanto remotamente</text:span>, podendo ser publico ou privado.</text:p>
      <text:p text:style-name="P4">Clonar é quando você baixa <text:span text:style-name="T6">o</text:span> repositório <text:span text:style-name="T6">de outra pessoa </text:span>para sua maquina e <text:span text:style-name="T6">manda</text:span> o git fazer o versionamento <text:span text:style-name="T6">local</text:span> dele.</text:p>
      <text:p text:style-name="P4"><text:span text:style-name="T5">Para clonar:</text:span><text:tab/></text:p>
      <text:p text:style-name="P7">Entre no site github.com - Entre em um repositório - Clique no botão verde escrito “Code” que <text:s/>esta no lado direito - Copie o caminho - Vai no github desktop - Clique no repositório atual - vá em “Add” - Clique em “Clone repository…” - Cole o caminho copiado - Escolha onde o repositório vai ficar na sua maquina - Clique no botão azul escrito “Clone”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7:28:54.362092268</meta:creation-date>
    <dc:date>2022-08-18T10:54:38.353348251</dc:date>
    <meta:editing-duration>PT52M53S</meta:editing-duration>
    <meta:editing-cycles>1</meta:editing-cycles>
    <meta:document-statistic meta:table-count="0" meta:image-count="0" meta:object-count="0" meta:page-count="1" meta:paragraph-count="5" meta:word-count="110" meta:character-count="633" meta:non-whitespace-character-count="526"/>
    <meta:generator>LibreOffice/7.3.5.2$Linux_X86_64 LibreOffice_project/30$Build-2</meta:generator>
  </office:meta>
</office:document-meta>
</file>